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C000000BD0C570AF1.jpg" manifest:media-type="image/jpeg"/>
  <manifest:file-entry manifest:full-path="Pictures/1000000000000161000001694B873D72.png" manifest:media-type="image/png"/>
  <manifest:file-entry manifest:full-path="Pictures/10000200000001ED000000304D20BA72.png" manifest:media-type="image/png"/>
  <manifest:file-entry manifest:full-path="Pictures/10000201000002530000015C70BD662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bitmap" draw:fill-image-name="Bitmape_20_1" style:repeat="stretch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bitmap" draw:fill-image-name="Bitmape_20_2" style:repeat="stretch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bitmap" draw:fill-image-name="Bitmape_20_3" style:repeat="stretch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bitmap" draw:fill-image-name="Bitmape_20_4" style:repeat="stretch" draw:textarea-vertical-align="top" draw:auto-grow-height="false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fo:min-height="3.181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fo:min-height="11.049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outline1">
      <style:graphic-properties draw:stroke="none" svg:stroke-width="0cm" draw:fill="none" draw:textarea-vertical-align="top" draw:auto-grow-height="false" fo:min-height="11.049cm" fo:padding-top="0.254cm" fo:padding-bottom="0.254cm" fo:padding-left="0.254cm" fo:padding-right="0.254cm" fo:wrap-option="wrap"/>
    </style:style>
    <style:style style:name="pr5" style:family="presentation" style:parent-style-name="TITLE_5f_AND_5f_BODY-title">
      <style:graphic-properties draw:stroke="none" svg:stroke-width="0cm" draw:fill="none" draw:textarea-vertical-align="bottom" draw:auto-grow-height="false" fo:min-height="3.181cm" fo:padding-top="0.254cm" fo:padding-bottom="0.254cm" fo:padding-left="0.254cm" fo:padding-right="0.254cm" fo:wrap-option="wrap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.847cm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end" fo:text-indent="0.423cm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P5" style:family="paragraph">
      <style:paragraph-properties fo:margin-left="0cm" fo:margin-right="0cm" fo:margin-top="0cm" fo:margin-bottom="0cm" fo:line-height="100%" fo:text-align="center" fo:text-indent="0.706cm"/>
    </style:style>
    <style:style style:name="P6" style:family="paragraph">
      <style:paragraph-properties fo:margin-left="0cm" fo:margin-right="0cm" fo:margin-top="0cm" fo:margin-bottom="0cm" fo:line-height="100%" fo:text-align="start" fo:text-indent="0.706cm"/>
    </style:style>
    <style:style style:name="P7" style:family="paragraph"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.198cm" fo:margin-bottom="0cm" fo:line-height="100%" fo:text-align="start" fo:text-indent="0cm"/>
    </style:style>
    <style:style style:name="T1" style:family="text">
      <style:text-properties fo:color="#ffffff" style:text-line-through-style="none" fo:font-family="'Trebuchet MS'" fo:font-size="48pt" fo:letter-spacing="normal" fo:font-style="normal" style:text-underline-style="none" fo:font-weight="bold" style:font-family-asian="'Trebuchet MS'" style:font-size-asian="48pt" style:font-style-asian="normal" style:font-weight-asian="bold" style:font-family-complex="'Trebuchet MS'" style:font-size-complex="48pt" style:font-style-complex="normal" style:font-weight-complex="bold"/>
    </style:style>
    <style:style style:name="T2" style:family="text">
      <style:text-properties fo:color="#ffffff" style:text-line-through-style="none" fo:font-family="'Trebuchet MS'" fo:font-size="24pt" fo:letter-spacing="normal" fo:font-style="normal" style:text-underline-style="none" fo:font-weight="normal" style:font-family-asian="'Trebuchet MS'" style:font-size-asian="24pt" style:font-style-asian="normal" style:font-weight-asian="normal" style:font-family-complex="'Trebuchet MS'" style:font-size-complex="24pt" style:font-style-complex="normal" style:font-weight-complex="normal"/>
    </style:style>
    <style:style style:name="T3" style:family="text">
      <style:text-properties fo:color="#00387e" style:text-line-through-style="none" fo:font-family="'Trebuchet MS'" fo:font-size="32pt" fo:letter-spacing="normal" fo:font-style="normal" style:text-underline-style="none" fo:font-weight="normal" style:font-family-asian="'Trebuchet MS'" style:font-size-asian="32pt" style:font-style-asian="normal" style:font-weight-asian="normal" style:font-family-complex="'Trebuchet MS'" style:font-size-complex="32pt" style:font-style-complex="normal" style:font-weight-complex="normal"/>
    </style:style>
    <style:style style:name="T4" style:family="text">
      <style:text-properties fo:color="#00387e" style:text-line-through-style="none" fo:font-family="'Trebuchet MS'" fo:font-size="40pt" fo:letter-spacing="normal" fo:font-style="normal" style:text-underline-style="none" fo:font-weight="bold" style:font-family-asian="'Trebuchet MS'" style:font-size-asian="40pt" style:font-style-asian="normal" style:font-weight-asian="bold" style:font-family-complex="'Trebuchet MS'" style:font-size-complex="40pt" style:font-style-complex="normal" style:font-weight-complex="bold"/>
    </style:style>
    <style:style style:name="T5" style:family="text">
      <style:text-properties fo:color="#00387e" style:text-line-through-style="none" fo:font-family="'Trebuchet MS'" fo:font-size="12pt" fo:letter-spacing="normal" fo:font-style="normal" style:text-underline-style="none" fo:font-weight="normal" style:font-family-asian="'Trebuchet MS'" style:font-size-asian="12pt" style:font-style-asian="normal" style:font-weight-asian="normal" style:font-family-complex="'Trebuchet MS'" style:font-size-complex="12pt" style:font-style-complex="normal" style:font-weight-complex="normal"/>
    </style:style>
    <style:style style:name="T6" style:family="text">
      <style:text-properties fo:color="#00387e" style:text-line-through-style="none" fo:font-family="'Trebuchet MS'" fo:font-size="32pt" fo:letter-spacing="normal" fo:font-style="normal" style:text-underline-style="solid" style:text-underline-width="auto" style:text-underline-color="font-color" fo:font-weight="normal" style:font-family-asian="'Trebuchet MS'" style:font-size-asian="32pt" style:font-style-asian="normal" style:font-weight-asian="normal" style:font-family-complex="'Trebuchet MS'" style:font-size-complex="32pt" style:font-style-complex="normal" style:font-weight-complex="normal"/>
    </style:style>
    <style:style style:name="T7" style:family="text">
      <style:text-properties fo:color="#00387e" style:text-line-through-style="none" fo:font-family="'Trebuchet MS'" fo:font-size="28pt" fo:letter-spacing="normal" fo:font-style="normal" style:text-underline-style="none" fo:font-weight="normal" style:font-family-asian="'Trebuchet MS'" style:font-size-asian="28pt" style:font-style-asian="normal" style:font-weight-asian="normal" style:font-family-complex="'Trebuchet MS'" style:font-size-complex="28pt" style:font-style-complex="normal" style:font-weight-complex="normal"/>
    </style:style>
    <style:style style:name="T8" style:family="text">
      <style:text-properties fo:color="#00387e" style:text-line-through-style="none" fo:font-family="'Trebuchet MS'" fo:font-size="28pt" fo:letter-spacing="normal" fo:font-style="normal" style:text-underline-style="solid" style:text-underline-width="auto" style:text-underline-color="font-color" fo:font-weight="normal" style:font-family-asian="'Trebuchet MS'" style:font-size-asian="28pt" style:font-style-asian="normal" style:font-weight-asian="normal" style:font-family-complex="'Trebuchet MS'" style:font-size-complex="28pt" style:font-style-complex="normal" style:font-weight-complex="normal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001cm" text:min-label-width="0.952cm"/>
        <style:text-properties fo:color="#00387e" fo:font-size="166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fo:color="#00387e" fo:font-size="166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387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001cm" text:min-label-width="0.952cm"/>
        <style:text-properties fo:color="#000000" fo:font-size="91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072cm" text:min-label-width="1.198cm"/>
        <style:text-properties fo:font-family="'Trebuchet MS'" style:font-family-generic="swiss" fo:color="#00387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072cm" text:min-label-width="1.198cm"/>
        <style:text-properties fo:font-family="'Trebuchet MS'" style:font-family-generic="swiss" fo:color="#00387e" fo:font-size="100%"/>
      </text:list-level-style-bullet>
      <text:list-level-style-bullet text:level="2" text:bullet-char="○">
        <style:list-level-properties text:space-before="1.412cm" text:min-label-width="1.128cm"/>
        <style:text-properties fo:font-family="'Trebuchet MS'" style:font-family-generic="swiss" fo:color="#00387e" fo:font-size="87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952cm"/>
        <style:text-properties fo:font-family="Arial" style:font-family-generic="swiss" fo:color="#00387e" fo:font-size="166%"/>
      </text:list-level-style-bullet>
      <text:list-level-style-bullet text:level="2" text:bullet-char="○">
        <style:list-level-properties text:space-before="1.412cm" text:min-label-width="1.128cm"/>
        <style:text-properties fo:font-family="'Trebuchet MS'" style:font-family-generic="swiss" fo:color="#00387e" fo:font-size="87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Shape 41" presentation:style-name="pr1" draw:text-style-name="P2" draw:layer="layout" svg:width="19.585cm" svg:height="4.082cm" svg:x="3.006cm" svg:y="4.6cm" presentation:class="title" presentation:user-transformed="true">
          <draw:text-box>
            <text:p text:style-name="P1"><text:span text:style-name="T1">RTL Entropy</text:span></text:p>
          </draw:text-box>
        </draw:frame>
        <draw:frame draw:name="Shape 42" presentation:style-name="pr2" draw:text-style-name="P2" draw:layer="layout" svg:width="19.543cm" svg:height="2.57cm" svg:x="3.006cm" svg:y="8.975cm" presentation:class="subtitle" presentation:user-transformed="true">
          <draw:text-box>
            <text:p text:style-name="P3"><text:span text:style-name="T2">$30 5Mb/s entropy source</text:span></text:p>
          </draw:text-box>
        </draw:frame>
        <presentation:notes draw:style-name="dp2">
          <draw:page-thumbnail draw:name="Shape 44" draw:style-name="gr1" draw:layer="layout" svg:width="12.7cm" svg:height="9.524cm" svg:x="3.176cm" svg:y="1.905cm" draw:page-number="1" presentation:class="page"/>
          <draw:frame draw:name="Shape 45" presentation:style-name="pr3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Software Defined Radio" draw:style-name="dp1" draw:master-page-name="TITLE_5f_AND_5f_BODY" presentation:presentation-page-layout-name="AL2T1">
        <office:forms form:automatic-focus="false" form:apply-design-mode="false"/>
        <draw:frame draw:name="Shape 47" presentation:style-name="pr4" draw:text-style-name="P2" draw:layer="layout" svg:width="22.859cm" svg:height="13.444cm" svg:x="1.27cm" svg:y="4.608cm" presentation:class="outline" presentation:user-transformed="true">
          <draw:text-box>
            <text:p text:style-name="P4"><text:span text:style-name="T3">Electronics:</text:span></text:p>
            <text:p text:style-name="P4"><text:span text:style-name="T3">Antenna -&gt;</text:span></text:p>
            <text:p text:style-name="P4"><text:span text:style-name="T3">Lots of complex thingies -&gt;</text:span></text:p>
            <text:p text:style-name="P4"><text:span text:style-name="T3">Output</text:span></text:p>
            <text:p text:style-name="P4"><text:span text:style-name="T3"/></text:p>
            <text:p text:style-name="P4"><text:span text:style-name="T3">Antenna -&gt; </text:span></text:p>
            <text:p text:style-name="P4"><text:span text:style-name="T3">Quadrature Sampling Detector -&gt;</text:span></text:p>
            <text:p text:style-name="P4"><text:span text:style-name="T3">ADC -&gt;</text:span></text:p>
            <text:p text:style-name="P4"><text:span text:style-name="T3">Software -&gt;</text:span></text:p>
            <text:p text:style-name="P4"><text:span text:style-name="T3">Output</text:span></text:p>
          </draw:text-box>
        </draw:frame>
        <draw:frame draw:name="Shape 48" presentation:style-name="pr5" draw:text-style-name="P2" draw:layer="layout" svg:width="22.859cm" svg:height="3.682cm" svg:x="1.27cm" svg:y="0.763cm" presentation:class="title" presentation:user-transformed="true">
          <draw:text-box>
            <text:p text:style-name="P5"><text:span text:style-name="T4">Software Defined Radio</text:span></text:p>
          </draw:text-box>
        </draw:frame>
        <presentation:notes draw:style-name="dp2">
          <draw:page-thumbnail draw:name="Shape 50" draw:style-name="gr1" draw:layer="layout" svg:width="12.7cm" svg:height="9.524cm" svg:x="3.176cm" svg:y="1.905cm" draw:page-number="2" presentation:class="page"/>
          <draw:frame draw:name="Shape 51" presentation:style-name="pr6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Quadrature Sampling Detector" draw:style-name="dp1" draw:master-page-name="TITLE_5f_AND_5f_BODY" presentation:presentation-page-layout-name="AL2T1">
        <draw:frame draw:name="Shape 53" presentation:style-name="pr4" draw:text-style-name="P2" draw:layer="layout" svg:width="22.859cm" svg:height="13.444cm" svg:x="1.27cm" svg:y="4.608cm" presentation:class="outline" presentation:user-transformed="true">
          <draw:text-box>
            <text:p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>I and Q give all you need to know about the complex phase space.</text:span></text:p>
          </draw:text-box>
        </draw:frame>
        <draw:frame draw:name="Shape 54" presentation:style-name="pr5" draw:text-style-name="P2" draw:layer="layout" svg:width="22.859cm" svg:height="3.682cm" svg:x="1.27cm" svg:y="0.763cm" presentation:class="title" presentation:user-transformed="true">
          <draw:text-box>
            <text:p text:style-name="P6"><text:span text:style-name="T4">Quadrature Sampling Detector</text:span></text:p>
          </draw:text-box>
        </draw:frame>
        <draw:custom-shape draw:name="Shape 55" draw:style-name="gr2" draw:text-style-name="P7" draw:layer="layout" svg:width="15.742cm" svg:height="9.207cm" svg:x="4.829cm" svg:y="4.44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7" draw:style-name="gr1" draw:layer="layout" svg:width="12.7cm" svg:height="9.524cm" svg:x="3.176cm" svg:y="1.905cm" draw:page-number="3" presentation:class="page"/>
          <draw:frame draw:name="Shape 58" presentation:style-name="pr6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Maths = Electronics" draw:style-name="dp1" draw:master-page-name="TITLE_5f_AND_5f_BODY" presentation:presentation-page-layout-name="AL2T1">
        <draw:frame draw:name="Shape 60" presentation:style-name="pr4" draw:text-style-name="P2" draw:layer="layout" svg:width="22.859cm" svg:height="13.444cm" svg:x="1.27cm" svg:y="4.608cm" presentation:class="outline" presentation:user-transformed="true">
          <draw:text-box>
            <text:p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name="Shape 61" presentation:style-name="pr5" draw:text-style-name="P2" draw:layer="layout" svg:width="22.859cm" svg:height="3.682cm" svg:x="1.27cm" svg:y="0.763cm" presentation:class="title" presentation:user-transformed="true">
          <draw:text-box>
            <text:p text:style-name="P5"><text:span text:style-name="T4">Maths = Electronics</text:span></text:p>
          </draw:text-box>
        </draw:frame>
        <draw:custom-shape draw:name="Shape 62" draw:style-name="gr3" draw:text-style-name="P7" draw:layer="layout" svg:width="13.043cm" svg:height="1.254cm" svg:x="6.178cm" svg:y="4.93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3" draw:style-name="gr4" draw:text-style-name="P7" draw:layer="layout" svg:width="11.707cm" svg:height="8.859cm" svg:x="6.846cm" svg:y="9.19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65" draw:style-name="gr1" draw:layer="layout" svg:width="12.7cm" svg:height="9.524cm" svg:x="3.176cm" svg:y="1.905cm" draw:page-number="4" presentation:class="page"/>
          <draw:frame draw:name="Shape 66" presentation:style-name="pr6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 = Code" draw:style-name="dp1" draw:master-page-name="TITLE_5f_AND_5f_BODY" presentation:presentation-page-layout-name="AL2T1">
        <draw:frame draw:name="Shape 68" presentation:style-name="pr4" draw:text-style-name="P2" draw:layer="layout" svg:width="22.859cm" svg:height="13.444cm" svg:x="1.27cm" svg:y="4.608cm" presentation:class="outline" presentation:user-transformed="true">
          <draw:text-box>
            <text:p text:style-name="P4"><text:span text:style-name="T5"><text:s/></text:span><text:span text:style-name="T5">for (var i = 0; i &lt; length; i++) {</text:span></text:p>
            <text:p text:style-name="P4"><text:span text:style-name="T5"><text:s text:c="12"/></text:span><text:span text:style-name="T5"><text:tab/></text:span><text:span text:style-name="T5">var pilot = _pilotFilter-&gt;Process(baseBand[i]);</text:span></text:p>
            <text:p text:style-name="P4"><text:span text:style-name="T5"><text:s text:c="12"/></text:span><text:span text:style-name="T5"><text:tab/></text:span><text:span text:style-name="T5">_pll-&gt;Process(pilot);</text:span></text:p>
            <text:p text:style-name="P4"><text:span text:style-name="T5"><text:s text:c="12"/></text:span><text:span text:style-name="T5"><text:tab/></text:span><text:span text:style-name="T5">_channelBPtr[i] = baseBand[i] * Trig.Sin((float) (_pll-&gt;AdjustedPhase * 2.0));</text:span></text:p>
            <text:p text:style-name="P4"><text:span text:style-name="T5"><text:s text:c="10"/></text:span><text:span text:style-name="T5">}</text:span></text:p>
            <text:p text:style-name="P4"><text:span text:style-name="T5"><text:s/></text:span><text:span text:style-name="T5">for (var i = 0; i &lt; audioLength; i++)</text:span></text:p>
            <text:p text:style-name="P4"><text:span text:style-name="T5"><text:s text:c="8"/></text:span><text:span text:style-name="T5"><text:tab/></text:span><text:span text:style-name="T5">{</text:span></text:p>
            <text:p text:style-name="P4"><text:span text:style-name="T5"><text:s text:c="12"/></text:span><text:span text:style-name="T5"><text:tab/></text:span><text:span text:style-name="T5">var a = _channelAPtr[i];</text:span></text:p>
            <text:p text:style-name="P4"><text:span text:style-name="T5"><text:s text:c="12"/></text:span><text:span text:style-name="T5"><text:tab/></text:span><text:span text:style-name="T5">var b = 2f * _channelBPtr[i];</text:span></text:p>
            <text:p text:style-name="P4"><text:span text:style-name="T5"><text:s text:c="12"/></text:span><text:span text:style-name="T5"><text:tab/></text:span><text:span text:style-name="T5">interleavedStereo[i * 2] </text:span><text:span text:style-name="T5"><text:tab/></text:span><text:span text:style-name="T5">= (a + b) * AudioGain;</text:span></text:p>
            <text:p text:style-name="P4"><text:span text:style-name="T5"><text:s text:c="12"/></text:span><text:span text:style-name="T5"><text:tab/></text:span><text:span text:style-name="T5">interleavedStereo[i * 2 + 1] = (a - b) * AudioGain;</text:span></text:p>
            <text:p text:style-name="P4"><text:span text:style-name="T5"><text:s text:c="8"/></text:span><text:span text:style-name="T5"><text:tab/></text:span><text:span text:style-name="T5">}</text:span></text:p>
            <text:p text:style-name="P4"><text:span text:style-name="T3"/></text:p>
            <text:p text:style-name="P4"><text:span text:style-name="T3"/></text:p>
          </draw:text-box>
        </draw:frame>
        <draw:frame draw:name="Shape 69" presentation:style-name="pr5" draw:text-style-name="P2" draw:layer="layout" svg:width="22.859cm" svg:height="3.682cm" svg:x="1.27cm" svg:y="0.763cm" presentation:class="title" presentation:user-transformed="true">
          <draw:text-box>
            <text:p text:style-name="P6"><text:span text:style-name="T4"><text:s/></text:span><text:span text:style-name="T4">= Code</text:span></text:p>
          </draw:text-box>
        </draw:frame>
        <presentation:notes draw:style-name="dp2">
          <draw:page-thumbnail draw:name="Shape 71" draw:style-name="gr1" draw:layer="layout" svg:width="12.7cm" svg:height="9.524cm" svg:x="3.176cm" svg:y="1.905cm" draw:page-number="5" presentation:class="page"/>
          <draw:frame draw:name="Shape 72" presentation:style-name="pr6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RTL-SDR" draw:style-name="dp1" draw:master-page-name="TITLE_5f_AND_5f_BODY" presentation:presentation-page-layout-name="AL2T1">
        <office:forms form:automatic-focus="false" form:apply-design-mode="false"/>
        <draw:frame draw:name="Shape 74" presentation:style-name="pr4" draw:text-style-name="P2" draw:layer="layout" svg:width="22.859cm" svg:height="13.444cm" svg:x="1.27cm" svg:y="4.608cm" presentation:class="outline" presentation:user-transformed="true">
          <draw:text-box>
            <text:list text:style-name="L8">
              <text:list-item>
                <text:p text:style-name="P4"><text:span text:style-name="T3">Cheap USB DVB-T/DAB+/FM</text:span></text:p>
              </text:list-item>
              <text:list-item>
                <text:p text:style-name="P4"><text:span text:style-name="T3">DAB+ and FM done in software</text:span></text:p>
              </text:list-item>
            </text:list>
            <text:p text:style-name="P4"><text:span text:style-name="T3"/></text:p>
            <text:p text:style-name="P4"><text:span text:style-name="T3">Antti Polassari discovered this.</text:span></text:p>
            <text:p text:style-name="P4"><text:span text:style-name="T3">Osmocom-SDR wrote the rtl-sdr C libraries.</text:span></text:p>
            <text:p text:style-name="P4"><text:span text:style-name="T3">Others wrote GnuRadio blocks, other apps</text:span></text:p>
            <text:p text:style-name="P4"><text:span text:style-name="T3"/></text:p>
            <text:p text:style-name="P4"><text:span text:style-name="T3">GQRX Demo.</text:span></text:p>
          </draw:text-box>
        </draw:frame>
        <draw:frame draw:name="Shape 75" presentation:style-name="pr5" draw:text-style-name="P2" draw:layer="layout" svg:width="22.859cm" svg:height="3.682cm" svg:x="1.27cm" svg:y="0.763cm" presentation:class="title" presentation:user-transformed="true">
          <draw:text-box>
            <text:p text:style-name="P6"><text:span text:style-name="T4">RTL-SDR</text:span></text:p>
          </draw:text-box>
        </draw:frame>
        <presentation:notes draw:style-name="dp2">
          <draw:page-thumbnail draw:name="Shape 77" draw:style-name="gr1" draw:layer="layout" svg:width="12.7cm" svg:height="9.524cm" svg:x="3.176cm" svg:y="1.905cm" draw:page-number="6" presentation:class="page"/>
          <draw:frame draw:name="Shape 78" presentation:style-name="pr6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Hrm, I remember something..." draw:style-name="dp1" draw:master-page-name="TITLE_5f_AND_5f_BODY" presentation:presentation-page-layout-name="AL2T1">
        <draw:frame draw:name="Shape 80" presentation:style-name="pr4" draw:text-style-name="P2" draw:layer="layout" svg:width="22.859cm" svg:height="13.444cm" svg:x="1.27cm" svg:y="4.608cm" presentation:class="outline" presentation:user-transformed="true">
          <draw:text-box>
            <text:p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>random.org uses many radios connected to sound cards.</text:span></text:p>
          </draw:text-box>
        </draw:frame>
        <draw:frame draw:name="Shape 81" presentation:style-name="pr5" draw:text-style-name="P2" draw:layer="layout" svg:width="22.859cm" svg:height="3.682cm" svg:x="1.27cm" svg:y="0.763cm" presentation:class="title" presentation:user-transformed="true">
          <draw:text-box>
            <text:p text:style-name="P6"><text:span text:style-name="T4">Hrm, I remember something...</text:span></text:p>
          </draw:text-box>
        </draw:frame>
        <draw:custom-shape draw:name="Shape 82" draw:style-name="gr5" draw:text-style-name="P7" draw:layer="layout" svg:width="13.369cm" svg:height="8.418cm" svg:x="6.015cm" svg:y="4.44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84" draw:style-name="gr1" draw:layer="layout" svg:width="12.7cm" svg:height="9.524cm" svg:x="3.176cm" svg:y="1.905cm" draw:page-number="7" presentation:class="page"/>
          <draw:frame draw:name="Shape 85" presentation:style-name="pr6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Informational Entropy" draw:style-name="dp1" draw:master-page-name="TITLE_5f_AND_5f_BODY" presentation:presentation-page-layout-name="AL2T1">
        <draw:frame draw:name="Shape 87" presentation:style-name="pr4" draw:text-style-name="P2" draw:layer="layout" svg:width="22.859cm" svg:height="13.444cm" svg:x="1.27cm" svg:y="4.608cm" presentation:class="outline" presentation:user-transformed="true">
          <draw:text-box>
            <text:p text:style-name="P4"><text:span text:style-name="T3">Lots of maths see </text:span><text:span text:style-name="T6"><text:a xlink:href="https://en.wikipedia.org/wiki/Informational_entropy">https://en.wikipedia.org/wiki/Informational_entropy</text:a></text:span></text:p>
            <text:p text:style-name="P4"><text:span text:style-name="T3"/></text:p>
            <text:p text:style-name="P4"><text:span text:style-name="T3">Boils down to: a data sequence has high entropy when you can’t beat 50/50 odds on predicting the next bit given all previous bits.</text:span></text:p>
          </draw:text-box>
        </draw:frame>
        <draw:frame draw:name="Shape 88" presentation:style-name="pr5" draw:text-style-name="P2" draw:layer="layout" svg:width="22.859cm" svg:height="3.682cm" svg:x="1.27cm" svg:y="0.763cm" presentation:class="title" presentation:user-transformed="true">
          <draw:text-box>
            <text:p text:style-name="P6"><text:span text:style-name="T4">Informational Entropy</text:span></text:p>
          </draw:text-box>
        </draw:frame>
        <presentation:notes draw:style-name="dp2">
          <draw:page-thumbnail draw:name="Shape 90" draw:style-name="gr1" draw:layer="layout" svg:width="12.7cm" svg:height="9.524cm" svg:x="3.176cm" svg:y="1.905cm" draw:page-number="8" presentation:class="page"/>
          <draw:frame draw:name="Shape 91" presentation:style-name="pr6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Entropy Sources" draw:style-name="dp1" draw:master-page-name="TITLE_5f_AND_5f_BODY" presentation:presentation-page-layout-name="AL2T1">
        <draw:frame draw:name="Shape 93" presentation:style-name="pr4" draw:text-style-name="P2" draw:layer="layout" svg:width="22.859cm" svg:height="13.444cm" svg:x="1.27cm" svg:y="4.608cm" presentation:class="outline" presentation:user-transformed="true">
          <draw:text-box>
            <text:list text:style-name="L8">
              <text:list-item>
                <text:p text:style-name="P4"><text:span text:style-name="T3">Classical</text:span></text:p>
              </text:list-item>
            </text:list>
            <text:list text:style-name="L9">
              <text:list-item>
                <text:list>
                  <text:list-item>
                    <text:p text:style-name="P8"><text:span text:style-name="T7">Atmospheric Radio</text:span></text:p>
                  </text:list-item>
                  <text:list-item>
                    <text:p text:style-name="P8"><text:span text:style-name="T7">Amplifier Noise</text:span></text:p>
                  </text:list-item>
                  <text:list-item>
                    <text:p text:style-name="P8"><text:span text:style-name="T7">Coupled Oscillators</text:span></text:p>
                  </text:list-item>
                  <text:list-item>
                    <text:p text:style-name="P8"><text:span text:style-name="T7">Reversed Bias Diodes</text:span></text:p>
                  </text:list-item>
                </text:list>
              </text:list-item>
              <text:list-item>
                <text:p text:style-name="P4"><text:span text:style-name="T3">Quantum</text:span></text:p>
                <text:list>
                  <text:list-item>
                    <text:p text:style-name="P8"><text:span text:style-name="T7">Quantum Vacuum Noise (On campus, 2Gb/s)</text:span></text:p>
                  </text:list-item>
                  <text:list-item>
                    <text:p text:style-name="P8"><text:span text:style-name="T7">Schottky Noise (photodiode excitation)</text:span></text:p>
                  </text:list-item>
                  <text:list-item>
                    <text:p text:style-name="P8"><text:span text:style-name="T7">degenerate</text:span><text:span text:style-name="T8"><text:a xlink:href="https://en.wikipedia.org/wiki/Optical_parametric_oscillator"> </text:a></text:span><text:span text:style-name="T7">optical parametric oscillator</text:span></text:p>
                  </text:list-item>
                </text:list>
              </text:list-item>
            </text:list>
            <text:p text:style-name="P4"><text:span text:style-name="T3"/></text:p>
          </draw:text-box>
        </draw:frame>
        <draw:frame draw:name="Shape 94" presentation:style-name="pr5" draw:text-style-name="P2" draw:layer="layout" svg:width="22.859cm" svg:height="3.682cm" svg:x="1.27cm" svg:y="0.763cm" presentation:class="title" presentation:user-transformed="true">
          <draw:text-box>
            <text:p text:style-name="P6"><text:span text:style-name="T4">Entropy Sources</text:span></text:p>
          </draw:text-box>
        </draw:frame>
        <presentation:notes draw:style-name="dp2">
          <draw:page-thumbnail draw:name="Shape 96" draw:style-name="gr1" draw:layer="layout" svg:width="12.7cm" svg:height="9.524cm" svg:x="3.176cm" svg:y="1.905cm" draw:page-number="9" presentation:class="page"/>
          <draw:frame draw:name="Shape 97" presentation:style-name="pr6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RTL-Entropy" draw:style-name="dp1" draw:master-page-name="TITLE_5f_AND_5f_BODY" presentation:presentation-page-layout-name="AL2T1">
        <draw:frame draw:name="Shape 99" presentation:style-name="pr4" draw:text-style-name="P2" draw:layer="layout" svg:width="22.859cm" svg:height="13.444cm" svg:x="1.27cm" svg:y="4.608cm" presentation:class="outline" presentation:user-transformed="true">
          <draw:text-box>
            <text:list text:style-name="L8">
              <text:list-item>
                <text:p text:style-name="P4"><text:span text:style-name="T3">Reads 6 LSB of 8 bit I/Q samples</text:span></text:p>
              </text:list-item>
              <text:list-item>
                <text:p text:style-name="P4"><text:span text:style-name="T3">Does Von Neumann debiasing</text:span></text:p>
              </text:list-item>
              <text:list-item>
                <text:p text:style-name="P4"><text:span text:style-name="T3">Sends to FIPS 140-2 test library</text:span></text:p>
              </text:list-item>
              <text:list-item>
                <text:p text:style-name="P4"><text:span text:style-name="T3">XOR with previous buffer if passed</text:span></text:p>
              </text:list-item>
              <text:list-item>
                <text:p text:style-name="P4"><text:span text:style-name="T3">Output!</text:span></text:p>
              </text:list-item>
            </text:list>
            <text:p text:style-name="P4"><text:span text:style-name="T3"/></text:p>
            <text:p text:style-name="P4"><text:span text:style-name="T3">Works well, at about 5Mb/s</text:span></text:p>
            <text:p text:style-name="P4"><text:span text:style-name="T3">Daemon mode included for interaction with rngd to add entropy to the kernel</text:span></text:p>
          </draw:text-box>
        </draw:frame>
        <draw:frame draw:name="Shape 100" presentation:style-name="pr5" draw:text-style-name="P2" draw:layer="layout" svg:width="22.859cm" svg:height="3.682cm" svg:x="1.27cm" svg:y="0.763cm" presentation:class="title" presentation:user-transformed="true">
          <draw:text-box>
            <text:p text:style-name="P6"><text:span text:style-name="T4">RTL-Entropy</text:span></text:p>
          </draw:text-box>
        </draw:frame>
        <presentation:notes draw:style-name="dp2">
          <draw:page-thumbnail draw:name="Shape 102" draw:style-name="gr1" draw:layer="layout" svg:width="12.7cm" svg:height="9.524cm" svg:x="3.176cm" svg:y="1.905cm" draw:page-number="10" presentation:class="page"/>
          <draw:frame draw:name="Shape 103" presentation:style-name="pr6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Cryptography Concerns" draw:style-name="dp1" draw:master-page-name="TITLE_5f_AND_5f_BODY" presentation:presentation-page-layout-name="AL2T1">
        <draw:frame draw:name="Shape 105" presentation:style-name="pr4" draw:text-style-name="P2" draw:layer="layout" svg:width="22.859cm" svg:height="13.444cm" svg:x="1.27cm" svg:y="4.608cm" presentation:class="outline" presentation:user-transformed="true">
          <draw:text-box>
            <text:list text:style-name="L8">
              <text:list-item>
                <text:p text:style-name="P4"><text:span text:style-name="T3">Atmospheric Radio inherently insecure!</text:span></text:p>
              </text:list-item>
            </text:list>
            <text:list text:style-name="L9">
              <text:list-item>
                <text:list>
                  <text:list-item>
                    <text:p text:style-name="P8"><text:span text:style-name="T7">Wideband FM doesn’t have much effect</text:span></text:p>
                  </text:list-item>
                  <text:list-item>
                    <text:p text:style-name="P8"><text:span text:style-name="T7">we still get entropy from the amplifier noise and ADC aliasing.</text:span></text:p>
                  </text:list-item>
                </text:list>
              </text:list-item>
              <text:list-item>
                <text:p text:style-name="P4"><text:span text:style-name="T3">Short the antenna with a 50Ω load</text:span></text:p>
              </text:list-item>
              <text:list-item>
                <text:p text:style-name="P4"><text:span text:style-name="T3">put in shielded box</text:span></text:p>
              </text:list-item>
              <text:list-item>
                <text:p text:style-name="P4"><text:span text:style-name="T3">Amplifier Noise is harder to mess with</text:span></text:p>
              </text:list-item>
            </text:list>
          </draw:text-box>
        </draw:frame>
        <draw:frame draw:name="Shape 106" presentation:style-name="pr5" draw:text-style-name="P2" draw:layer="layout" svg:width="22.859cm" svg:height="3.682cm" svg:x="1.27cm" svg:y="0.763cm" presentation:class="title" presentation:user-transformed="true">
          <draw:text-box>
            <text:p text:style-name="P6"><text:span text:style-name="T4">Cryptography Concerns</text:span></text:p>
          </draw:text-box>
        </draw:frame>
        <presentation:notes draw:style-name="dp2">
          <draw:page-thumbnail draw:name="Shape 108" draw:style-name="gr1" draw:layer="layout" svg:width="12.7cm" svg:height="9.524cm" svg:x="3.176cm" svg:y="1.905cm" draw:page-number="11" presentation:class="page"/>
          <draw:frame draw:name="Shape 109" presentation:style-name="pr6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More Debiasing Needed?" draw:style-name="dp1" draw:master-page-name="TITLE_5f_AND_5f_BODY" presentation:presentation-page-layout-name="AL2T1">
        <draw:frame draw:name="Shape 111" presentation:style-name="pr4" draw:text-style-name="P2" draw:layer="layout" svg:width="22.859cm" svg:height="13.444cm" svg:x="1.27cm" svg:y="4.608cm" presentation:class="outline" presentation:user-transformed="true">
          <draw:text-box>
            <text:p text:style-name="P4"><text:span text:style-name="T3">This is where I start getting hazy</text:span></text:p>
            <text:p text:style-name="P4"><text:span text:style-name="T3"/></text:p>
            <text:p text:style-name="P4"><text:span text:style-name="T3">Kaminsky Debiasing, Does it help?</text:span></text:p>
            <text:list text:style-name="L8">
              <text:list-item>
                <text:p text:style-name="P4"><text:span text:style-name="T3">SHA512(discarded bits from Von Neumann step)</text:span></text:p>
              </text:list-item>
              <text:list-item>
                <text:p text:style-name="P4"><text:span text:style-name="T3">Encrypt entropy with hash</text:span></text:p>
              </text:list-item>
              <text:list-item>
                <text:p text:style-name="P4"><text:span text:style-name="T3">I think…</text:span></text:p>
              </text:list-item>
            </text:list>
            <text:p text:style-name="P4"><text:span text:style-name="T3">Is XORing on old entropy good/bad?</text:span></text:p>
            <text:p text:style-name="P4"><text:span text:style-name="T3">Just following what some dude on the internet said!</text:span></text:p>
            <text:p text:style-name="P4"><text:span text:style-name="T3"/></text:p>
          </draw:text-box>
        </draw:frame>
        <draw:frame draw:name="Shape 112" presentation:style-name="pr5" draw:text-style-name="P2" draw:layer="layout" svg:width="22.859cm" svg:height="3.682cm" svg:x="1.27cm" svg:y="0.763cm" presentation:class="title" presentation:user-transformed="true">
          <draw:text-box>
            <text:p text:style-name="P6"><text:span text:style-name="T4">More Debiasing Needed?</text:span></text:p>
          </draw:text-box>
        </draw:frame>
        <presentation:notes draw:style-name="dp2">
          <draw:page-thumbnail draw:name="Shape 114" draw:style-name="gr1" draw:layer="layout" svg:width="12.7cm" svg:height="9.524cm" svg:x="3.176cm" svg:y="1.905cm" draw:page-number="12" presentation:class="page"/>
          <draw:frame draw:name="Shape 115" presentation:style-name="pr6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Thanks!" draw:style-name="dp1" draw:master-page-name="TITLE_5f_AND_5f_BODY" presentation:presentation-page-layout-name="AL2T1">
        <draw:frame draw:name="Shape 117" presentation:style-name="pr4" draw:text-style-name="P2" draw:layer="layout" svg:width="22.859cm" svg:height="13.444cm" svg:x="1.27cm" svg:y="4.608cm" presentation:class="outline" presentation:user-transformed="true">
          <draw:text-box>
            <text:p text:style-name="P4"><text:span text:style-name="T6"><text:a xlink:href="https://github.com/pwarren/rtl-entropy">https://github.com/pwarren/rtl-entropy</text:a></text:span></text:p>
            <text:p text:style-name="P4"><text:span text:style-name="T3"/></text:p>
            <text:p text:style-name="P4"><text:span text:style-name="T3">Credits:</text:span></text:p>
            <text:p text:style-name="P4"><text:span text:style-name="T6"><text:a xlink:href="http://www.random.org/history/">http://www.random.org/history/</text:a></text:span></text:p>
            <text:p text:style-name="P4"><text:span text:style-name="T6"><text:a xlink:href="http://www.flex-radio.com/Products.aspx?topic=faq">http://www.flex-radio.com/Products.aspx?topic=faq</text:a></text:span></text:p>
            <text:p text:style-name="P4"><text:span text:style-name="T3"/></text:p>
          </draw:text-box>
        </draw:frame>
        <draw:frame draw:name="Shape 118" presentation:style-name="pr5" draw:text-style-name="P2" draw:layer="layout" svg:width="22.859cm" svg:height="3.682cm" svg:x="1.27cm" svg:y="0.763cm" presentation:class="title" presentation:user-transformed="true">
          <draw:text-box>
            <text:p text:style-name="P6"><text:span text:style-name="T4">Thanks!</text:span></text:p>
          </draw:text-box>
        </draw:frame>
        <presentation:notes draw:style-name="dp2">
          <draw:page-thumbnail draw:name="Shape 120" draw:style-name="gr1" draw:layer="layout" svg:width="12.7cm" svg:height="9.524cm" svg:x="3.176cm" svg:y="1.905cm" draw:page-number="13" presentation:class="page"/>
          <draw:frame draw:name="Shape 121" presentation:style-name="pr6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0" draw:display-name="Gradient 10" draw:style="linear" draw:start-color="#003171" draw:end-color="#65a8ff" draw:start-intensity="100%" draw:end-intensity="100%" draw:angle="3550" draw:border="0%"/>
    <draw:gradient draw:name="Gradient_20_7" draw:display-name="Gradient 7" draw:style="linear" draw:start-color="#003171" draw:end-color="#549fff" draw:start-intensity="100%" draw:end-intensity="100%" draw:angle="3180" draw:border="0%"/>
    <draw:gradient draw:name="Gradient_20_8" draw:display-name="Gradient 8" draw:style="ellipsoid" draw:cx="49%" draw:cy="50%" draw:start-color="#003171" draw:end-color="#549fff" draw:start-intensity="100%" draw:end-intensity="100%" draw:angle="900" draw:border="0%"/>
    <draw:gradient draw:name="Gradient_20_9" draw:display-name="Gradient 9" draw:style="linear" draw:start-color="#003171" draw:end-color="#65a8ff" draw:start-intensity="100%" draw:end-intensity="100%" draw:angle="900" draw:border="0%"/>
    <draw:fill-image draw:name="Bitmape_20_1" draw:display-name="Bitmape 1" xlink:href="Pictures/10000201000002530000015C70BD6629.png" xlink:type="simple" xlink:show="embed" xlink:actuate="onLoad"/>
    <draw:fill-image draw:name="Bitmape_20_2" draw:display-name="Bitmape 2" xlink:href="Pictures/10000200000001ED000000304D20BA72.png" xlink:type="simple" xlink:show="embed" xlink:actuate="onLoad"/>
    <draw:fill-image draw:name="Bitmape_20_3" draw:display-name="Bitmape 3" xlink:href="Pictures/1000000000000161000001694B873D72.png" xlink:type="simple" xlink:show="embed" xlink:actuate="onLoad"/>
    <draw:fill-image draw:name="Bitmape_20_4" draw:display-name="Bitmape 4" xlink:href="Pictures/100000000000012C000000BD0C570AF1.jpg" xlink:type="simple" xlink:show="embed" xlink:actuate="onLoad"/>
    <draw:opacity draw:name="msTransGradient_20_1" draw:display-name="msTransGradient 1" draw:style="ellipsoid" draw:cx="49%" draw:cy="50%" draw:start="95%" draw:end="41%" draw:angle="900" draw:border="0%"/>
    <draw:opacity draw:name="msTransGradient_20_2" draw:display-name="msTransGradient 2" draw:style="ellipsoid" draw:cx="49%" draw:cy="50%" draw:start="54%" draw:end="54%" draw:angle="900" draw:border="0%"/>
    <draw:opacity draw:name="msTransGradient_20_3" draw:display-name="msTransGradient 3" draw:style="linear" draw:start="21%" draw:end="21%" draw:angle="900" draw:border="0%"/>
    <draw:opacity draw:name="msTransGradient_20_4" draw:display-name="msTransGradient 4" draw:style="linear" draw:start="21%" draw:end="21%" draw:angle="900" draw:border="0%"/>
    <draw:opacity draw:name="msTransGradient_20_5" draw:display-name="msTransGradient 5" draw:style="ellipsoid" draw:cx="49%" draw:cy="50%" draw:start="54%" draw:end="54%" draw:angle="900" draw:border="0%"/>
    <draw:opacity draw:name="msTransGradient_20_6" draw:display-name="msTransGradient 6" draw:style="ellipsoid" draw:cx="49%" draw:cy="50%" draw:start="54%" draw:end="54%" draw:angle="90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gradient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cm" fo:margin-bottom="0.4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cm" fo:margin-bottom="0.3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cm" fo:margin-bottom="0.2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cm" fo:margin-bottom="0.1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cm" fo:margin-bottom="0.1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cm" fo:margin-bottom="0.1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cm" fo:margin-bottom="0.1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cm" fo:margin-bottom="0.1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gradient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cm" fo:margin-bottom="0.4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cm" fo:margin-bottom="0.3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cm" fo:margin-bottom="0.2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cm" fo:margin-bottom="0.1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cm" fo:margin-bottom="0.1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cm" fo:margin-bottom="0.1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cm" fo:margin-bottom="0.1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cm" fo:margin-bottom="0.1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gradient" draw:fill-gradient-name="Gradient_20_7" draw:textarea-vertical-align="middle" draw:auto-grow-height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svg:stroke-width="0cm" draw:fill="gradient" draw:fill-gradient-name="Gradient_20_8" draw:opacity-name="msTransGradient_20_1" draw:textarea-vertical-align="middle" draw:auto-grow-height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svg:stroke-width="0cm" draw:fill="gradient" draw:fill-gradient-name="Gradient_20_8" draw:opacity-name="msTransGradient_20_2" draw:textarea-vertical-align="bottom" draw:auto-grow-height="false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svg:stroke-width="0cm" draw:fill="gradient" draw:fill-gradient-name="Gradient_20_9" draw:opacity-name="msTransGradient_20_3" draw:textarea-vertical-align="middle" draw:auto-grow-height="false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svg:stroke-width="0cm" draw:fill="gradient" draw:fill-gradient-name="Gradient_20_9" draw:opacity-name="msTransGradient_20_4" draw:textarea-vertical-align="middle" draw:auto-grow-height="false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svg:stroke-width="0cm" draw:fill="gradient" draw:fill-gradient-name="Gradient_20_8" draw:opacity-name="msTransGradient_20_5" draw:textarea-vertical-align="middle" draw:auto-grow-height="false" fo:padding-top="0.127cm" fo:padding-bottom="0.127cm" fo:padding-left="0.254cm" fo:padding-right="0.254cm" fo:wrap-option="wrap"/>
    </style:style>
    <style:style style:name="Mgr9" style:family="graphic" style:parent-style-name="standard">
      <style:graphic-properties draw:stroke="none" svg:stroke-width="0cm" draw:fill="gradient" draw:fill-gradient-name="Gradient_20_8" draw:opacity-name="msTransGradient_20_6" draw:textarea-vertical-align="middle" draw:auto-grow-height="false" fo:padding-top="0.127cm" fo:padding-bottom="0.127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gradient" draw:fill-gradient-name="Gradient_20_10" draw:textarea-vertical-align="middle" draw:auto-grow-height="false" fo:padding-top="0.127cm" fo:padding-bottom="0.127cm" fo:padding-left="0.254cm" fo:padding-right="0.254cm" fo:wrap-option="wrap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fo:min-height="3.181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outline1">
      <style:graphic-properties draw:stroke="none" svg:stroke-width="0cm" draw:fill="none" draw:textarea-vertical-align="top" draw:auto-grow-height="false" fo:min-height="11.049cm" fo:padding-top="0.254cm" fo:padding-bottom="0.254cm" fo:padding-left="0.254cm" fo:padding-right="0.254cm" fo:wrap-option="wrap"/>
    </style:style>
    <style:style style:name="Mpr5" style:family="presentation" style:parent-style-name="TITLE_5f_AND_5f_BODY-title">
      <style:graphic-properties draw:stroke="none" svg:stroke-width="0cm" draw:fill="none" draw:textarea-vertical-align="bottom" draw:auto-grow-height="false" fo:min-height="3.181cm" fo:padding-top="0.254cm" fo:padding-bottom="0.254cm" fo:padding-left="0.254cm" fo:padding-right="0.254cm" fo:wrap-option="wrap"/>
    </style:style>
    <style:style style:name="Mpr6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7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margin-left="0cm" fo:margin-right="0cm" fo:margin-top="0cm" fo:margin-bottom="0cm" fo:line-height="100%" fo:text-align="start" fo:text-indent="0.847cm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.706cm"/>
      <style:text-properties fo:font-size="18pt"/>
    </style:style>
    <style:style style:name="MT1" style:family="text">
      <style:text-properties fo:color="#ffffff" style:text-line-through-style="none" fo:font-family="'Trebuchet MS'" fo:font-size="48pt" fo:letter-spacing="normal" fo:font-style="normal" style:text-underline-style="none" fo:font-weight="bold" style:font-family-asian="'Trebuchet MS'" style:font-size-asian="48pt" style:font-style-asian="normal" style:font-weight-asian="bold" style:font-family-complex="'Trebuchet MS'" style:font-size-complex="48pt" style:font-style-complex="normal" style:font-weight-complex="bold"/>
    </style:style>
    <style:style style:name="MT2" style:family="text">
      <style:text-properties fo:color="#00387e" style:text-line-through-style="none" fo:font-family="'Trebuchet MS'" fo:font-size="32pt" fo:letter-spacing="normal" fo:font-style="normal" style:text-underline-style="none" fo:font-weight="normal" style:font-family-asian="'Trebuchet MS'" style:font-size-asian="32pt" style:font-style-asian="normal" style:font-weight-asian="normal" style:font-family-complex="'Trebuchet MS'" style:font-size-complex="32pt" style:font-style-complex="normal" style:font-weight-complex="normal"/>
    </style:style>
    <style:style style:name="MT3" style:family="text">
      <style:text-properties fo:color="#00387e" style:text-line-through-style="none" fo:font-family="'Trebuchet MS'" fo:font-size="40pt" fo:letter-spacing="normal" fo:font-style="normal" style:text-underline-style="none" fo:font-weight="bold" style:font-family-asian="'Trebuchet MS'" style:font-size-asian="40pt" style:font-style-asian="normal" style:font-weight-asian="bold" style:font-family-complex="'Trebuchet MS'" style:font-size-complex="4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387e" fo:font-size="166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fo:color="#00387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TITLE" style:page-layout-name="PM1" draw:style-name="Mdp1">
      <draw:custom-shape draw:name="Shape 8" draw:style-name="Mgr3" draw:text-style-name="MP3" draw:layer="backgroundobjects" svg:width="25.399cm" svg:height="19.171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9" draw:style-name="Mgr4" draw:text-style-name="MP3" draw:layer="backgroundobjects" svg:width="30.349cm" svg:height="19.113cm" svg:x="-0.013cm" svg:y="0.045cm">
        <text:p/>
        <draw:enhanced-geometry draw:mirror-horizontal="true" draw:mirror-vertical="false" svg:viewBox="0 0 0 0" draw:type="ooxml-non-primitive" draw:enhanced-path="M 9291599 0 L 24279631 5875 24250422 6863875 8740466 6858000 C 0 3062308 7449035 312298 9291599 0 Z N"/>
      </draw:custom-shape>
      <draw:custom-shape draw:name="Shape 10" draw:style-name="Mgr5" draw:text-style-name="MP3" draw:layer="backgroundobjects" svg:width="29.168cm" svg:height="19.113cm" svg:x="0.041cm" svg:y="0.002cm">
        <text:p/>
        <draw:enhanced-geometry draw:mirror-horizontal="true" draw:mirror-vertical="false" svg:viewBox="0 0 0 0" draw:type="ooxml-non-primitive" draw:enhanced-path="M 9291599 0 L 24279631 5875 24250422 6863875 8740466 6858000 C 0 3062308 7449035 312298 9291599 0 Z N"/>
      </draw:custom-shape>
      <draw:custom-shape draw:name="Shape 11" draw:style-name="Mgr6" draw:text-style-name="MP3" draw:layer="backgroundobjects" svg:width="6.02cm" svg:height="19.185cm" svg:x="-2.352cm" svg:y="-0.002cm">
        <text:p/>
        <draw:enhanced-geometry draw:mirror-horizontal="false" draw:mirror-vertical="false" svg:viewBox="0 0 0 0" draw:type="ooxml-non-primitive" draw:enhanced-path="M 939800 0 L 1905000 5881 C 2167467 1035992 0 1848556 1896533 6180667 L 939800 6180667 939800 0 Z N"/>
      </draw:custom-shape>
      <draw:custom-shape draw:name="Shape 12" draw:style-name="Mgr7" draw:text-style-name="MP3" draw:layer="backgroundobjects" svg:width="3.897cm" svg:height="19.185cm" draw:transform="rotate (-3.14159265358979) translate (2.438cm 19.172cm)">
        <text:p/>
        <draw:enhanced-geometry draw:mirror-horizontal="true" draw:mirror-vertical="false" svg:viewBox="0 0 0 0" draw:type="ooxml-non-primitive" draw:enhanced-path="M 939800 0 L 1905000 5881 C 2167467 1035992 0 1848556 1896533 6180667 L 939800 6180667 939800 0 Z N"/>
      </draw:custom-shape>
      <draw:frame draw:name="Shape 13" presentation:style-name="Mpr1" draw:text-style-name="MP3" draw:layer="backgroundobjects" svg:width="19.585cm" svg:height="4.082cm" svg:x="3.006cm" svg:y="4.6cm" presentation:class="title" presentation:user-transformed="true">
        <draw:text-box>
          <text:p text:style-name="MP4"><text:span text:style-name="MT1">Click to edit the title text format</text:span></text:p>
        </draw:text-box>
      </draw:frame>
      <draw:frame presentation:style-name="TITLE-outline1" draw:layer="backgroundobjects" svg:width="22.351cm" svg:height="11.048cm" svg:x="1.27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Shape 16" draw:style-name="Mgr8" draw:text-style-name="MP3" draw:layer="backgroundobjects" svg:width="4.787cm" svg:height="19.062cm" draw:transform="rotate (-3.14159265358979) translate (3.818cm 19.05cm)">
        <text:p/>
        <draw:enhanced-geometry draw:mirror-horizontal="true" draw:mirror-vertical="false" svg:viewBox="0 0 0 0" draw:type="ooxml-non-primitive" draw:enhanced-path="M 4476676 16025 L 879695 0 C 886211 2293300 892726 4586600 899242 6879900 L 3909760 6861462 C 0 3547544 1695771 1824359 4476676 16025 Z N"/>
      </draw:custom-shape>
      <draw:frame draw:name="Shape 17" presentation:style-name="Mpr4" draw:text-style-name="MP3" draw:layer="backgroundobjects" svg:width="22.859cm" svg:height="13.444cm" svg:x="1.27cm" svg:y="4.608cm" presentation:class="outline" presentation:user-transformed="true">
        <draw:text-box>
          <text:p text:style-name="MP5"><text:span text:style-name="MT2">Click to edit the outline text format</text:span></text:p>
          <text:list text:style-name="ML4">
            <text:list-item>
              <text:list>
                <text:list-item>
                  <text:p text:style-name="MP5"><text:span text:style-name="MT2">Second Outline Level</text:span></text:p>
                  <text:list>
                    <text:list-item>
                      <text:p text:style-name="MP5"><text:span text:style-name="MT2">Third Outline Level</text:span></text:p>
                      <text:list>
                        <text:list-item>
                          <text:p text:style-name="MP5"><text:span text:style-name="MT2">Fourth Outline Level</text:span></text:p>
                          <text:list>
                            <text:list-item>
                              <text:p text:style-name="MP5"><text:span text:style-name="MT2">Fifth Outline Level</text:span></text:p>
                              <text:list>
                                <text:list-item>
                                  <text:p text:style-name="MP5"><text:span text:style-name="MT2">Sixth Outline Level</text:span></text:p>
                                  <text:list>
                                    <text:list-item>
                                      <text:p text:style-name="MP5"><text:span text:style-name="MT2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Shape 18" draw:style-name="Mgr9" draw:text-style-name="MP3" draw:layer="backgroundobjects" svg:width="8.612cm" svg:height="19.062cm" draw:transform="rotate (-3.14159265358979) translate (5.506cm 19.05cm)">
        <text:p/>
        <draw:enhanced-geometry draw:mirror-horizontal="true" draw:mirror-vertical="false" svg:viewBox="0 0 0 0" draw:type="ooxml-non-primitive" draw:enhanced-path="M 4696126 16025 L 2920537 0 C 2927053 2293300 2933568 4586600 2940084 6879900 L 4085318 6861462 C 8053639 4651267 0 3113439 4696126 16025 Z N"/>
      </draw:custom-shape>
      <draw:custom-shape draw:name="Shape 19" draw:style-name="Mgr10" draw:text-style-name="MP3" draw:layer="backgroundobjects" svg:width="3.056cm" svg:height="19.068cm" draw:transform="rotate (-3.14159265358979) translate (25.526cm 19.05cm)">
        <text:p/>
        <draw:enhanced-geometry draw:mirror-horizontal="false" draw:mirror-vertical="false" svg:viewBox="0 0 0 0" draw:type="ooxml-non-primitive" draw:enhanced-path="M 0 11711 L 956734 0 C 33869 3419922 220135 4504457 1100668 6916846 L 0 6916846 0 11711 Z N"/>
      </draw:custom-shape>
      <draw:frame draw:name="Shape 20" presentation:style-name="Mpr5" draw:text-style-name="MP3" draw:layer="backgroundobjects" svg:width="22.859cm" svg:height="3.682cm" svg:x="1.27cm" svg:y="0.763cm" presentation:class="title" presentation:user-transformed="true">
        <draw:text-box>
          <text:p text:style-name="MP6"><text:span text:style-name="MT3">Click to edit the title text format</text:span></text:p>
        </draw:text-box>
      </draw:frame>
      <presentation:notes style:page-layout-name="PM2">
        <draw:page-thumbnail presentation:style-name="TITLE_5f_AND_5f_BODY-title" draw:layer="backgroundobjects" svg:width="12.699cm" svg:height="9.524cm" svg:x="3.175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9-12T20:04:28</dc:date>
    <meta:generator>LibreOffice/3.5$Linux_X86_64 LibreOffice_project/350m1$Build-2</meta:generator>
    <meta:editing-duration>P0D</meta:editing-duration>
    <meta:editing-cycles>1</meta:editing-cycles>
    <meta:document-statistic meta:object-count="90"/>
  </office:meta>
</office:document-meta>
</file>